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fo:font-size="12pt" officeooo:rsid="0021005c" officeooo:paragraph-rsid="0021005c" style:font-size-asian="12pt" style:font-size-complex="12pt"/>
    </style:style>
    <style:style style:name="P3" style:family="paragraph" style:parent-style-name="Text_20_body">
      <style:text-properties style:font-name="Liberation Serif" officeooo:rsid="00216103" officeooo:paragraph-rsid="00216103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 fo:font-weight="normal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 fo:font-size="12pt" officeooo:paragraph-rsid="001ed548" style:font-size-asian="12pt" style:font-size-complex="12pt"/>
    </style:style>
    <style:style style:name="P6" style:family="paragraph" style:parent-style-name="Heading_20_1"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normal" style:text-blinking="false" fo:background-color="transparent"/>
    </style:style>
    <style:style style:name="P7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/>
    </style:style>
    <style:style style:name="P8" style:family="paragraph" style:parent-style-name="Heading_20_2">
      <style:paragraph-properties fo:margin-top="0.635cm" fo:margin-bottom="0.212cm" loext:contextual-spacing="false" fo:line-height="138%" style:writing-mode="lr-tb"/>
      <style:text-properties style:font-name="Liberation Serif" fo:font-weight="normal"/>
    </style:style>
    <style:style style:name="P9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Liberation Serif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1005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005c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transparent" loext:char-shading-value="0"/>
    </style:style>
    <style:style style:name="T10" style:family="text">
      <style:text-properties fo:font-weight="normal"/>
    </style:style>
    <style:style style:name="T11" style:family="text">
      <style:text-properties officeooo:rsid="001ed5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docs-internal-guid-039a106b-27bf-b0d4-7f58-b317c0e469ad"/>Recherche</text:h>
      <text:h text:style-name="P7" text:outline-level="2">Différents outils de virtualisation</text:h>
      <text:h text:style-name="P9" text:outline-level="3">1 - VirtualBox</text:h>
      <text:p text:style-name="P5"><text:span text:style-name="T7">Oracle VM VirtualBox est un logiciel libre </text:span><text:span text:style-name="T8">de type II </text:span><text:span text:style-name="T7">publié par Oracle.</text:span></text:p>
      <text:p text:style-name="P5"><text:span text:style-name="T11">VirtualBox est libre d'utilisation pour sa partie principale mais les Add-on, quant à eux, sont disponibles uniquement pour un usage privé, à titre privé. En bref, il est interdit d'utiliser les Add-on en entreprise ou en université.</text:span></text:p>
      <text:h text:style-name="P9" text:outline-level="3">2 - VMware player</text:h>
      <text:p text:style-name="P3">VMware Workstation Player, est un logiciel de virtualisation pour ordinateurs sous Microsoft Windows ou Linux, fourni gratuitement par Vmware. </text:p>
      <text:p text:style-name="P3">Il utilise le même noyau de virtualisation que VMware Workstation, un programme similaire avec plus de fonctionnalités(payant). VMware Player est disponible pour un usage personnel non commercial.</text:p>
      <text:h text:style-name="P9" text:outline-level="3">3 - KVM/QEMU</text:h>
      <text:p text:style-name="P2">KVM (Kernel-based Virtual Machine) est un hyperviseur libre de type I pour Linux. KVM est intégré dans le noyau Linux depuis la version 2.6.20. </text:p>
      <text:p text:style-name="P2">KVM est une instance de QEMU, grâce à son module KQEMU, il permet d'exécuter du code machine directement sur le processeur hôte afin d'accélérer l'émulation.</text:p>
      <text:h text:style-name="P9" text:outline-level="3">4 - LXC</text:h>
      <text:p text:style-name="P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39:10.775000000</meta:creation-date>
    <dc:date>2018-01-24T14:33:01.724000000</dc:date>
    <meta:editing-duration>PT6M20S</meta:editing-duration>
    <meta:editing-cycles>1</meta:editing-cycles>
    <meta:document-statistic meta:table-count="0" meta:image-count="0" meta:object-count="0" meta:page-count="1" meta:paragraph-count="12" meta:word-count="163" meta:character-count="1039" meta:non-whitespace-character-count="886"/>
    <meta:generator>LibreOffice/5.3.7.2$Windows_X86_64 LibreOffice_project/6b8ed514a9f8b44d37a1b96673cbbdd077e24059</meta:generator>
  </office:meta>
</office:document-meta>
</file>